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IRBadr" svg:font-family="IRBadr" style:font-pitch="variable"/>
    <style:font-face style:name="IRMaryam" svg:font-family="IRMarya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wiss" style:font-pitch="variable"/>
    <style:font-face style:name="B Nazanin" svg:font-family="'B Nazanin'" style:font-family-generic="system" style:font-pitch="variable"/>
    <style:font-face style:name="B Titr" svg:font-family="'B Titr'" style:font-family-generic="system" style:font-pitch="variable"/>
    <style:font-face style:name="XB Zar" svg:font-family="'XB Zar'" style:font-family-generic="system" style:font-pitch="variable"/>
  </office:font-face-decls>
  <office:automatic-styles>
    <style:style style:name="Table1" style:family="table">
      <style:table-properties style:width="7.075in" fo:margin-left="0in" table:align="left" style:writing-mode="rl-tb"/>
    </style:style>
    <style:style style:name="Table1.A" style:family="table-column">
      <style:table-column-properties style:column-width="0.6014in"/>
    </style:style>
    <style:style style:name="Table1.B" style:family="table-column">
      <style:table-column-properties style:column-width="1.4764in"/>
    </style:style>
    <style:style style:name="Table1.C" style:family="table-column">
      <style:table-column-properties style:column-width="0.9847in"/>
    </style:style>
    <style:style style:name="Table1.D" style:family="table-column">
      <style:table-column-properties style:column-width="4.0125in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0.0819in"/>
    </style:style>
    <style:style style:name="Table1.3" style:family="table-row">
      <style:table-row-properties style:min-row-height="0.0806in"/>
    </style:style>
    <style:style style:name="P1" style:family="paragraph" style:parent-style-name="Standard">
      <style:paragraph-properties fo:line-height="150%" fo:text-align="center" style:justify-single-word="false" style:writing-mode="rl-tb"/>
    </style:style>
    <style:style style:name="P2" style:family="paragraph" style:parent-style-name="Standard">
      <style:paragraph-properties fo:line-height="150%" fo:text-align="end" style:justify-single-word="false" style:writing-mode="rl-tb"/>
    </style:style>
    <style:style style:name="P3" style:family="paragraph" style:parent-style-name="Standard">
      <style:paragraph-properties fo:line-height="150%" fo:text-align="start" style:justify-single-word="false" style:writing-mode="rl-tb"/>
    </style:style>
    <style:style style:name="P4" style:family="paragraph" style:parent-style-name="Standard">
      <style:paragraph-properties fo:line-height="150%" fo:text-align="end" style:justify-single-word="false" style:writing-mode="rl-tb"/>
      <style:text-properties style:font-name="IRBadr" style:font-name-complex="IRBadr" style:language-complex="fa" style:country-complex="IR"/>
    </style:style>
    <style:style style:name="P5" style:family="paragraph" style:parent-style-name="Standard">
      <style:paragraph-properties fo:line-height="150%" fo:text-align="end" style:justify-single-word="false" style:writing-mode="rl-tb"/>
      <style:text-properties style:font-name="IRBadr" fo:font-size="16pt" fo:font-weight="bold" style:font-size-asian="16pt" style:font-weight-asian="bold" style:font-name-complex="IRBadr" style:font-size-complex="16pt" style:language-complex="fa" style:country-complex="IR" style:font-weight-complex="bold"/>
    </style:style>
    <style:style style:name="P6" style:family="paragraph" style:parent-style-name="Standard">
      <style:paragraph-properties fo:line-height="150%" fo:text-align="center" style:justify-single-word="false" style:writing-mode="rl-tb"/>
      <style:text-properties style:font-name="IRBadr" fo:font-size="24pt" fo:font-weight="bold" style:font-size-asian="24pt" style:font-weight-asian="bold" style:font-name-complex="IRBadr" style:font-size-complex="24pt" style:language-complex="fa" style:country-complex="IR" style:font-weight-complex="bold"/>
    </style:style>
    <style:style style:name="P7" style:family="paragraph" style:parent-style-name="Standard">
      <style:paragraph-properties fo:line-height="150%" style:writing-mode="rl-tb"/>
      <style:text-properties style:font-name="IRBadr" fo:font-size="14pt" fo:font-weight="bold" style:font-size-asian="14pt" style:font-weight-asian="bold" style:font-name-complex="IRBadr" style:font-size-complex="14pt" style:language-complex="fa" style:country-complex="IR" style:font-weight-complex="bold"/>
    </style:style>
    <style:style style:name="P8" style:family="paragraph" style:parent-style-name="Text_20_body">
      <style:paragraph-properties fo:line-height="150%"/>
    </style:style>
    <style:style style:name="P9" style:family="paragraph" style:parent-style-name="Text_20_body">
      <style:paragraph-properties fo:line-height="150%"/>
      <style:text-properties fo:text-transform="uppercase" style:font-name="IRBadr" style:font-name-complex="IRBadr"/>
    </style:style>
    <style:style style:name="P10" style:family="paragraph" style:parent-style-name="Text_20_body">
      <style:text-properties style:font-name="IRBadr" style:font-name-complex="IRBadr"/>
    </style:style>
    <style:style style:name="P11" style:family="paragraph" style:parent-style-name="Text_20_body">
      <style:paragraph-properties fo:line-height="150%"/>
      <style:text-properties style:font-name="IRBadr" style:font-name-complex="IRBadr"/>
    </style:style>
    <style:style style:name="P12" style:family="paragraph" style:parent-style-name="Text_20_body">
      <style:paragraph-properties fo:text-align="start" style:justify-single-word="false"/>
      <style:text-properties style:font-name="IRBadr" style:font-name-complex="IRBadr"/>
    </style:style>
    <style:style style:name="P13" style:family="paragraph" style:parent-style-name="Text_20_body">
      <style:paragraph-properties fo:text-align="end" style:justify-single-word="false"/>
      <style:text-properties style:font-name="IRBadr" style:font-name-complex="IRBadr"/>
    </style:style>
    <style:style style:name="P14" style:family="paragraph" style:parent-style-name="Normal">
      <style:paragraph-properties fo:line-height="150%" fo:break-before="page"/>
      <style:text-properties style:font-name="IRBadr" style:font-name-complex="IRBadr"/>
    </style:style>
    <style:style style:name="P15" style:family="paragraph" style:parent-style-name="Standard" style:master-page-name="MP0">
      <style:paragraph-properties fo:line-height="150%" fo:text-align="center" style:justify-single-word="false" style:page-number="auto" fo:break-before="page" style:writing-mode="rl-tb"/>
    </style:style>
    <style:style style:name="P16" style:family="paragraph" style:parent-style-name="Text_20_body">
      <style:paragraph-properties fo:line-height="150%"/>
      <style:text-properties style:font-name="IRBadr" style:font-name-complex="IRBadr"/>
    </style:style>
    <style:style style:name="P17" style:family="paragraph" style:parent-style-name="Text_20_body" style:list-style-name="L1">
      <style:paragraph-properties fo:line-height="150%"/>
      <style:text-properties style:font-name="IRBadr" style:font-name-complex="IRBadr"/>
    </style:style>
    <style:style style:name="P18" style:family="paragraph" style:parent-style-name="Text_20_body" style:list-style-name="L2">
      <style:paragraph-properties fo:line-height="150%"/>
      <style:text-properties style:font-name="IRBadr" style:font-name-complex="IRBadr"/>
    </style:style>
    <style:style style:name="P19" style:family="paragraph" style:parent-style-name="Text_20_body" style:list-style-name="L2">
      <style:paragraph-properties fo:line-height="150%"/>
      <style:text-properties style:font-name="IRBadr" officeooo:rsid="00079ff6" officeooo:paragraph-rsid="00079ff6" style:font-name-complex="IRBadr"/>
    </style:style>
    <style:style style:name="P20" style:family="paragraph" style:parent-style-name="Text_20_body">
      <style:text-properties style:font-name="IRBadr" officeooo:rsid="0009180e" officeooo:paragraph-rsid="0009180e" style:font-name-complex="IRBadr"/>
    </style:style>
    <style:style style:name="P21" style:family="paragraph" style:parent-style-name="Text_20_body">
      <style:text-properties style:font-name="IRBadr" officeooo:rsid="000b3a9e" officeooo:paragraph-rsid="000b3a9e" style:font-name-complex="IRBadr"/>
    </style:style>
    <style:style style:name="P22" style:family="paragraph" style:parent-style-name="Text_20_body">
      <style:text-properties style:font-name="IRBadr" officeooo:rsid="000d715d" officeooo:paragraph-rsid="000d715d" style:font-name-complex="IRBadr"/>
    </style:style>
    <style:style style:name="P23" style:family="paragraph" style:parent-style-name="Text_20_body">
      <style:paragraph-properties fo:line-height="150%"/>
    </style:style>
    <style:style style:name="P24" style:family="paragraph" style:parent-style-name="Text_20_body" style:list-style-name="L1">
      <style:paragraph-properties fo:line-height="150%"/>
    </style:style>
    <style:style style:name="P25" style:family="paragraph" style:parent-style-name="Text_20_body" style:list-style-name="L2">
      <style:paragraph-properties fo:line-height="150%"/>
    </style:style>
    <style:style style:name="P26" style:family="paragraph" style:parent-style-name="Text_20_body">
      <style:text-properties officeooo:paragraph-rsid="000d715d"/>
    </style:style>
    <style:style style:name="P27" style:family="paragraph" style:parent-style-name="Text_20_body">
      <style:paragraph-properties style:writing-mode="rl-tb"/>
      <style:text-properties officeooo:rsid="000d715d" officeooo:paragraph-rsid="000d715d"/>
    </style:style>
    <style:style style:name="P28" style:family="paragraph" style:parent-style-name="Heading_20_2">
      <style:paragraph-properties style:writing-mode="rl-tb"/>
    </style:style>
    <style:style style:name="P29" style:family="paragraph" style:parent-style-name="Heading_20_2">
      <style:paragraph-properties style:writing-mode="rl-tb"/>
      <style:text-properties style:font-name="IRBadr" style:font-name-complex="IRBadr"/>
    </style:style>
    <style:style style:name="P30" style:family="paragraph" style:parent-style-name="Heading_20_2">
      <style:paragraph-properties fo:line-height="150%" style:writing-mode="rl-tb"/>
      <style:text-properties style:font-name="IRBadr" style:font-name-complex="IRBadr"/>
    </style:style>
    <style:style style:name="P31" style:family="paragraph" style:parent-style-name="Heading_20_2">
      <style:paragraph-properties fo:line-height="150%" style:writing-mode="rl-tb"/>
    </style:style>
    <style:style style:name="P32" style:family="paragraph" style:parent-style-name="Heading_20_1">
      <style:text-properties style:font-name="IRBadr" style:font-name-complex="IRBadr"/>
    </style:style>
    <style:style style:name="T1" style:family="text">
      <style:text-properties fo:text-transform="uppercase" style:font-name="IRBadr" style:font-name-complex="IRBadr"/>
    </style:style>
    <style:style style:name="T2" style:family="text">
      <style:text-properties fo:text-transform="uppercase" style:font-name="IRBadr" officeooo:rsid="000678aa" style:font-name-complex="IRBadr"/>
    </style:style>
    <style:style style:name="T3" style:family="text">
      <style:text-properties style:font-name="IRBadr" style:font-name-complex="IRBadr"/>
    </style:style>
    <style:style style:name="T4" style:family="text">
      <style:text-properties style:font-name="IRBadr" style:font-name-complex="IRBadr" style:language-complex="fa" style:country-complex="IR"/>
    </style:style>
    <style:style style:name="T5" style:family="text">
      <style:text-properties style:font-name="IRBadr" officeooo:rsid="000678aa" style:font-name-complex="IRBadr"/>
    </style:style>
    <style:style style:name="T6" style:family="text">
      <style:text-properties style:font-name="IRBadr" officeooo:rsid="000d715d" style:font-name-complex="IRBadr"/>
    </style:style>
    <style:style style:name="T7" style:family="text">
      <style:text-properties style:font-name="IRBadr" fo:font-weight="bold" style:font-weight-asian="bold" style:font-name-complex="IRBadr" style:language-complex="fa" style:country-complex="IR" style:font-weight-complex="bold"/>
    </style:style>
    <style:style style:name="T8" style:family="text">
      <style:text-properties style:font-name="IRBadr" fo:font-size="16pt" fo:font-weight="bold" style:font-size-asian="16pt" style:font-weight-asian="bold" style:font-name-complex="IRBadr" style:font-size-complex="16pt" style:language-complex="fa" style:country-complex="IR" style:font-weight-complex="bold"/>
    </style:style>
    <style:style style:name="T9" style:family="text">
      <style:text-properties style:font-name="IRBadr" fo:font-size="24pt" fo:font-weight="bold" style:font-size-asian="24pt" style:font-weight-asian="bold" style:font-name-complex="IRBadr" style:font-size-complex="24pt" style:language-complex="fa" style:country-complex="IR" style:font-weight-complex="bold"/>
    </style:style>
    <style:style style:name="T10" style:family="text">
      <style:text-properties style:font-name="IRBadr" fo:font-size="14pt" fo:font-weight="bold" style:font-size-asian="14pt" style:font-weight-asian="bold" style:font-name-complex="IRBadr" style:font-size-complex="14pt" style:language-complex="fa" style:country-complex="IR" style:font-weight-complex="bold"/>
    </style:style>
    <style:style style:name="T11" style:family="text">
      <style:text-properties style:font-name="IRBadr" fo:background-color="#ffff00" loext:char-shading-value="0" style:font-name-complex="IRBadr"/>
    </style:style>
    <style:style style:name="T12" style:family="text">
      <style:text-properties style:font-name="IRBadr" fo:background-color="#ffff00" loext:char-shading-value="0" style:font-name-complex="IRBadr" style:language-complex="fa" style:country-complex="IR"/>
    </style:style>
    <style:style style:name="T13" style:family="text">
      <style:text-properties style:font-name="IRBadr" officeooo:rsid="000d715d" fo:background-color="#ffff00" loext:char-shading-value="0" style:font-name-complex="IRBadr"/>
    </style:style>
    <style:style style:name="T14" style:family="text">
      <style:text-properties officeooo:rsid="000678aa"/>
    </style:style>
    <style:style style:name="T15" style:family="text">
      <style:text-properties officeooo:rsid="0009180e"/>
    </style:style>
    <style:style style:name="T16" style:family="text">
      <style:text-properties officeooo:rsid="000af9f1"/>
    </style:style>
    <style:style style:name="T17" style:family="text">
      <style:text-properties officeooo:rsid="000b3a9e"/>
    </style:style>
    <style:style style:name="T18" style:family="text">
      <style:text-properties officeooo:rsid="000bb84f"/>
    </style:style>
    <style:style style:name="T19" style:family="text">
      <style:text-properties style:use-window-font-color="true" style:font-name="IRBadr" officeooo:rsid="000d715d" fo:background-color="transparent" loext:char-shading-value="0" style:font-name-complex="IRBadr"/>
    </style:style>
    <text:list-style style:name="L1">
      <text:list-level-style-bullet text:level="1" text:style-name="WW_5f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Default_20_Paragraph_20_Font"><text:span text:style-name="T7">باسمه تعالی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Default_20_Paragraph_20_Font"><text:span text:style-name="T8">طرح برگزاری:</text:span></text:span></text:p>
      <text:p text:style-name="P5"/>
      <text:p text:style-name="P1"><text:span text:style-name="Default_20_Paragraph_20_Font"><text:span text:style-name="T9">جشن روز آزادی نرم‌افزار 2013</text:span></text:span></text:p>
      <text:p text:style-name="P6">Software Freedom Day 2013</text:p>
      <text:p text:style-name="P6"/>
      <text:p text:style-name="P6"/>
      <text:p text:style-name="P6"/>
      <text:p text:style-name="P6"/>
      <text:p text:style-name="P7"/>
      <text:p text:style-name="P3"><text:soft-page-break/><text:span text:style-name="Default_20_Paragraph_20_Font"><text:span text:style-name="T10">مجری طرح: گروه کاربران لینوکس کرج</text:span></text:span></text:p>
      <text:p text:style-name="P3"><text:span text:style-name="Default_20_Paragraph_20_Font"><text:span text:style-name="T10">تابستان 1392 خورشیدی</text:span></text:span></text:p>
      <text:h text:style-name="P32" text:outline-level="1">1- مقدمه</text:h>
      <text:p text:style-name="P11">گروه کاربران گنو/لینوکس کرج که همواره برای پیشرفت سطح عملی جامعه تلاش کرده است، با برگزاری همایش‌ها و مراسمی همچون جشن روز آزادی نرم‌افزار در سال‌های 1389 و 1390 و نیز جشن روز آزادی سخت افزار در سال 1392 به این مهم همت گمارده است.</text:p>
      <text:p text:style-name="P11">این جشن‌ها که در سراسر جهان توسط گروه‌های کاربران لینوکس و نهادهای مردمی ناسودبر به صورت جمعی و جهت پیشرفت سطح عملی جامعه برگزار می‌شود، گامی مهم در جهت آگاه‌سازی جامعه نسبت به حق خود در رابطه با استفاده آزادانه از نرم‌افزارها و سخت‌افزارهاست.</text:p>
      <text:p text:style-name="P11">با توجه به پیشرفت سیستم‌عامل‌ها و نرم‌افزارهای آزاد بسیار زیادی که به جامعه در جهت پیشبرد اهداف خود سود می‌رسانند و نیز طبق فرمایشات مقام معظم رهبری (مدظله العالی) در خصوص حمایت از تولیدات ملی و توسعه‌ی جنبش نرم‎‌افزاری بر آن شدیم تا به این مهم، که جز پیشرفت جامعه نیست، جامه عمل بپوشانیم.</text:p>
      <text:p text:style-name="P11">برگزاری این جشن در سطح استان طرحی است که در صورت پشتیبانی، با مدیریت اجرایی گروه کاربران گنو/لینوکس کرج پروژه‌ای موفقیت‌آمیز و تحسین برانگیز خواهد بود که ثمره‌ی آن جز ارتقا سطح علمی جامعه، پیشرفت نیروی متخصص و آگاه‌سازی افراد جامعه نخواهد بود.</text:p>
      <text:p text:style-name="P11"/>
      <text:h text:style-name="P32" text:outline-level="1">2- اهداف</text:h>
      <text:list xml:id="list5440734326460214951" text:style-name="L1">
        <text:list-item>
          <text:p text:style-name="P17">اشاعه فرهنگ نرم‎افزارهای آزاد</text:p>
        </text:list-item>
        <text:list-item>
          <text:p text:style-name="P17">آگاه‌سازی جامعه از حق خود در استفاده از نرم‌افزارهای رایانه‌ای و موبایل</text:p>
        </text:list-item>
        <text:list-item>
          <text:p text:style-name="P17">معرفی فناوری‌های جدید در این عرصه</text:p>
        </text:list-item>
        <text:list-item>
          <text:p text:style-name="P17">آشنایی با نرم‌افزارهای آزاد کاربردی</text:p>
        </text:list-item>
        <text:list-item>
          <text:p text:style-name="P17"><text:soft-page-break/>تعیین خط مشی و راهبرد پیشرفت با استفاده از این نرم‌افزارها</text:p>
        </text:list-item>
        <text:list-item>
          <text:p text:style-name="P24"><text:span text:style-name="Default_20_Paragraph_20_Font"><text:span text:style-name="T11">این قسمت با گزینه‌‎های مناسب پر شود!!!</text:span></text:span></text:p>
        </text:list-item>
      </text:list>
      <text:p text:style-name="P11"/>
      <text:p text:style-name="P11"/>
      <text:p text:style-name="P11"/>
      <text:p text:style-name="P14"/>
      <text:h text:style-name="P32" text:outline-level="1">3- تعریف</text:h>
      <text:p text:style-name="P11">جشن روز آزادی نرم‌افزار 2<text:span text:style-name="T14">016</text:span> شامل بخش‌های زیر خواهد بود:</text:p>
      <text:h text:style-name="P30" text:outline-level="2">3-1- برنامه‌ی اصلی جشن:</text:h>
      <text:p text:style-name="P8"><text:span text:style-name="T3">برنامه‌ی اصلی جشن شامل چند سخنرانی</text:span><text:span text:style-name="T5"> یا ارائه </text:span><text:span text:style-name="T3"><text:s/>یک یا دو نفره خواهد بود که در آن به بحث‌هایی از قبیل نرم‎‌افزارهای و فناوری‌های جدید و نیز راه‌های کسب درآمد و پیشرفت جامعه بحث خواهد شد. </text:span><text:span text:style-name="Default_20_Paragraph_20_Font"><text:span text:style-name="T11">برنامه‌ی سخنرانی‌ها به صورت جدول در این قسمت بیاید!!!</text:span></text:span></text:p>
      <text:p text:style-name="P11"/>
      <text:h text:style-name="P30" text:outline-level="2">3-2- برنامه‌های فرعی جشن:</text:h>
      <text:p text:style-name="P8"><text:span text:style-name="T3">از برنامه</text:span><text:span text:style-name="Default_20_Paragraph_20_Font"><text:span text:style-name="T1">‌های فرعی جشن به برگزاری کارگاه‌‎های تخصصی آموزشی، پذیرایی</text:span></text:span><text:span text:style-name="Default_20_Paragraph_20_Font"><text:span text:style-name="T2"> و تور شیراز گردی و </text:span></text:span><text:span text:style-name="Default_20_Paragraph_20_Font"><text:span text:style-name="T1"><text:s/>نیز تحویل هدایای حضار می‌توان اشاره کرد.</text:span></text:span></text:p>
      <text:p text:style-name="P8"><text:span text:style-name="Default_20_Paragraph_20_Font"><text:span text:style-name="T1"/></text:span></text:p>
      <text:p text:style-name="P9"/>
      <text:h text:style-name="P31" text:outline-level="2"><text:span text:style-name="T3">3-3- مراحل برگزاری:</text:span><text:span text:style-name="Default_20_Paragraph_20_Font"><text:span text:style-name="T4"> </text:span></text:span><text:span text:style-name="Default_20_Paragraph_20_Font"><text:span text:style-name="T12">(توضیح مفصل شود)</text:span></text:span></text:h>
      <text:list xml:id="list1428164874731659695" text:style-name="L2">
        <text:list-item>
          <text:p text:style-name="P18">قبل از شروع مراسم: ارایه برگه‌ی زمانبندی‌های مراحل برگزاری به حضار به همراه سوالات مسابقه و خودکار هدیه</text:p>
        </text:list-item>
        <text:list-item>
          <text:p text:style-name="P18">شروع مراسم با تلاوت قرآن و خوشامدگویی به حضار</text:p>
        </text:list-item>
        <text:list-item>
          <text:p text:style-name="P18">ارایه برنامه جشن و دعوت از حضار برای شرکت در کارگاه‌ها به همراه دعوت از حضار برای شرکت در جلسات هفتگی</text:p>
        </text:list-item>
        <text:list-item>
          <text:p text:style-name="P18">سخنرانی‌ها</text:p>
        </text:list-item>
        <text:list-item>
          <text:p text:style-name="P18">پذیرایی اول</text:p>
        </text:list-item>
        <text:list-item>
          <text:p text:style-name="P19">ادامه ارایه ها</text:p>
        </text:list-item>
        <text:list-item>
          <text:p text:style-name="P18"><text:soft-page-break/></text:p>
        </text:list-item>
        <text:list-item>
          <text:p text:style-name="P25"><text:span text:style-name="T3">ارایه هدایا به تمام حضار (کیسه پارچه‌ای با لوگو گروه و حامیان + کتاب + دی‌وی‌دی)</text:span></text:p>
        </text:list-item>
        <text:list-item>
          <text:p text:style-name="P18">کارگاه(ها)</text:p>
        </text:list-item>
        <text:list-item>
          <text:p text:style-name="P18">پذیرایی دوم</text:p>
        </text:list-item>
        <text:list-item>
          <text:p text:style-name="P18">پایان</text:p>
        </text:list-item>
      </text:list>
      <text:h text:style-name="P30" text:outline-level="2">3-4- جوایز مسابقه:</text:h>
      <text:p text:style-name="P8"><text:span text:style-name="T3">برای ایجاد شور در حضار، سوالات پاسخ داده خواهد شد و نیز این طور بیان می‌شود که حتی کسانی که پاسخ درست را نداده‌اند نیز در قرعه‌کشی شرکت خواهند کرد و جایزه دریافت می‌کنند که این بهتر است در طول مراسم بیان شود</text:span><text:span text:style-name="Default_20_Paragraph_20_Font"><text:span text:style-name="T11">!!!</text:span></text:span><text:span text:style-name="T3">. به سه نفر به قید قرعه جوایزی اهدا می‌شود که بهتر جوایز ارزشمندی برای این بخش انتخاب شود.</text:span></text:p>
      <text:p text:style-name="P11"/>
      <text:h text:style-name="P30" text:outline-level="2"><text:span text:style-name="Default_20_Paragraph_20_Font"><text:span text:style-name="T4"/></text:span></text:h>
      <text:h text:style-name="P32" text:outline-level="1">5- مدیریت اجرایی:</text:h>
      <text:h text:style-name="P29" text:outline-level="2">5-1- مجری طرح:</text:h>
      <text:p text:style-name="P10">گروه کاربران گنو/لینوکس <text:span text:style-name="T15">شیراز </text:span><text:s/>برای برگزاری این جشن از شرکت‌ها و گروه‌های مختلفی بهره خواهد برد و در انتخاب این گروه‌ها و شرکت‌‎ها و نحوه‌ی همکاری با آنها مستقل عمل خواهد کرد.</text:p>
      <text:p text:style-name="P20"/>
      <text:h text:style-name="P29" text:outline-level="2">5-2- هزینه‌ها و امکانات مورد نیاز:</text:h>
      <text:p text:style-name="P10">امکانات و هزینه‌های جشن به شرح زیر است که هرکدام از حامیان برنامه می‌توانند با پرداخت هزینه‌های ذکر شده یا تامین هر کدام از موارد زیر به حمایت از جشن بپردازند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ردیف</text:p>
          </table:table-cell>
          <table:table-cell table:style-name="Table1.A1" office:value-type="string">
            <text:p text:style-name="P10">شرح</text:p>
          </table:table-cell>
          <table:table-cell table:style-name="Table1.A1" office:value-type="string">
            <text:p text:style-name="P10">هزینه (ریال)</text:p>
          </table:table-cell>
          <table:table-cell table:style-name="Table1.A1" office:value-type="string">
            <text:p text:style-name="P10">توضیحات</text:p>
          </table:table-cell>
        </table:table-row>
        <table:table-row table:style-name="Table1.2">
          <table:table-cell table:style-name="Table1.A1" table:number-rows-spanned="3" office:value-type="string">
            <text:p text:style-name="P10">1</text:p>
          </table:table-cell>
          <table:table-cell table:style-name="Table1.A1" table:number-rows-spanned="3" office:value-type="string">
            <text:p text:style-name="P10">تبلیغات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هزینه‌ی بنر و تبلیغات کاغذی و ارسال به نهادهای مختلف مثل دانشگاه‌ها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10">اسپانسر</text:p>
          </table:table-cell>
          <table:table-cell table:style-name="Table1.A1" office:value-type="string">
            <text:p text:style-name="P10">تبلیغات محیطی در سطح استان <text:span text:style-name="T16">فارس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تبلیغات در وب‌سایت‌ها</text:p>
          </table:table-cell>
        </table:table-row>
        <table:table-row table:style-name="Table1.3"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مکان برگزاری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21">دانشگاه شیراز</text:p>
          </table:table-cell>
        </table:table-row>
        <table:table-row table:style-name="Table1.3">
          <table:table-cell table:style-name="Table1.A1" office:value-type="string">
            <text:p text:style-name="P10">4</text:p>
          </table:table-cell>
          <table:table-cell table:style-name="Table1.A1" office:value-type="string">
            <text:p text:style-name="P10">پذیرایی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در دو مرحله شامل آبمیوه، کیک و <text:span text:style-name="T17">پالوده یا بستنی</text:span> ...</text:p>
          </table:table-cell>
        </table:table-row>
        <table:table-row table:style-name="Table1.2">
          <table:table-cell table:style-name="Table1.A1" table:number-rows-spanned="3" office:value-type="string">
            <text:p text:style-name="P10">5</text:p>
          </table:table-cell>
          <table:table-cell table:style-name="Table1.A1" table:number-rows-spanned="3" office:value-type="string">
            <text:p text:style-name="P10">جوایز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نفر اول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نفر دوم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نفر سوم</text:p>
          </table:table-cell>
        </table:table-row>
        <table:table-row table:style-name="Table1.3">
          <table:table-cell table:style-name="Table1.A1" office:value-type="string">
            <text:p text:style-name="P10">6</text:p>
          </table:table-cell>
          <table:table-cell table:style-name="Table1.A1" office:value-type="string">
            <text:p text:style-name="P12">لوازم اجرای کارگاه‌ها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21">ویدئو پروژکتور،سیستم صوتی...</text:p>
          </table:table-cell>
        </table:table-row>
        <table:table-row table:style-name="Table1.3">
          <table:table-cell table:style-name="Table1.A1" office:value-type="string">
            <text:p text:style-name="P10">7</text:p>
          </table:table-cell>
          <table:table-cell table:style-name="Table1.A1" office:value-type="string">
            <text:p text:style-name="P12">تن‌پوش‌های مجریان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21">تی شرت و اتیکت</text:p>
          </table:table-cell>
        </table:table-row>
        <table:table-row table:style-name="Table1.3">
          <table:table-cell table:style-name="Table1.A1" office:value-type="string">
            <text:p text:style-name="P10">8</text:p>
          </table:table-cell>
          <table:table-cell table:style-name="Table1.A1" office:value-type="string">
            <text:p text:style-name="P12">هزینه‌های جانبی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حمل و نق<text:span text:style-name="T17">ل</text:span> کارکنان و ...، تامین اینترنت، هدایا از جمله کیسه‌ی چاپ خورده <text:span text:style-name="T18">مقوایی و پیکسل <text:s/></text:span>و ...</text:p>
          </table:table-cell>
        </table:table-row>
        <table:table-row table:style-name="Table1.3">
          <table:table-cell table:style-name="Table1.A1" office:value-type="string">
            <text:p text:style-name="P10">9</text:p>
          </table:table-cell>
          <table:table-cell table:style-name="Table1.A1" office:value-type="string">
            <text:p text:style-name="P12">هزینه‌ی چاپ <text:s/>و تولید سی‌دی و دی‌وی‌دی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/>
          </table:table-cell>
        </table:table-row>
        <table:table-row table:style-name="Table1.3">
          <table:table-cell table:style-name="Table1.A1" table:number-columns-spanned="2" office:value-type="string">
            <text:p text:style-name="P13">جمع هزینه‌ها:</text:p>
          </table:table-cell>
          <table:covered-table-cell/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</table:table>
      <text:p text:style-name="P10"/>
      <text:h text:style-name="P29" text:outline-level="2">5-3- زمان‌بندی اجرایی:</text:h>
      <text:p text:style-name="Text_20_body"><text:span text:style-name="Default_20_Paragraph_20_Font"><text:span text:style-name="T11">زمان‌بندی در این قسمت بیاید!!!</text:span></text:span></text:p>
      <text:p text:style-name="P10"/>
      <text:h text:style-name="P29" text:outline-level="2">5-4- مکان برگزاری:</text:h>
      <text:p text:style-name="Text_20_body"><text:span text:style-name="Default_20_Paragraph_20_Font"><text:span text:style-name="T11">توضیح داده شود!!!</text:span></text:span></text:p>
      <text:p text:style-name="P10"/>
      <text:h text:style-name="P32" text:outline-level="1">6- حمایت از جشن:</text:h>
      <text:h text:style-name="P29" text:outline-level="2">6-1- شرایط حامیان:</text:h>
      <text:p text:style-name="P26"><text:span text:style-name="Default_20_Paragraph_20_Font"><text:span text:style-name="T19"/></text:span></text:p>
      <text:p text:style-name="P22"/>
      <text:h text:style-name="P28" text:outline-level="2"><text:soft-page-break/><text:span text:style-name="T3">6-2- فرصت تبلیغاتی</text:span><text:span text:style-name="T6">:</text:span></text:h>
      <text:p text:style-name="P27"><text:span text:style-name="T3">تأمین </text:span><text:span text:style-name="T6">ا</text:span><text:span text:style-name="T3">ستیکر، پیکسل <text:s/>یا ماگ برای شرکت کنندگان</text:span></text:p>
      <text:p text:style-name="P10"/>
      <text:h text:style-name="P32" text:outline-level="1">7- دبیرخانه‌‎ی جشن:</text:h>
      <text:p text:style-name="Text_20_body"><text:span text:style-name="Default_20_Paragraph_20_Font"><text:span text:style-name="T11">اطلاعات تماس گروه اینجا بیاید!!!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IRBadr" svg:font-family="IRBadr" style:font-pitch="variable"/>
    <style:font-face style:name="IRMaryam" svg:font-family="IRMarya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wiss" style:font-pitch="variable"/>
    <style:font-face style:name="B Nazanin" svg:font-family="'B Nazanin'" style:font-family-generic="system" style:font-pitch="variable"/>
    <style:font-face style:name="B Titr" svg:font-family="'B Titr'" style:font-family-generic="system" style:font-pitch="variable"/>
    <style:font-face style:name="XB Zar" svg:font-family="'XB Zar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text-align="justify" style:justify-single-word="false" fo:hyphenation-ladder-count="no-limit" style:writing-mode="rl-tb"/>
      <style:text-properties fo:font-size="10.5pt" style:font-size-asian="10.5pt" style:font-name-complex="B Nazanin" style:font-family-complex="'B Nazanin'" style:font-family-generic-complex="system" style:font-pitch-complex="variable" style:font-size-complex="13pt" style:language-complex="fa" style:country-complex="IR" style:font-weight-complex="bold" fo:hyphenate="false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line-height="150%" fo:text-align="end" style:justify-single-word="false" fo:hyphenation-ladder-count="no-limit" style:page-number="auto" style:writing-mode="rl-tb"/>
      <style:text-properties style:font-name="B Titr" fo:font-family="'B Titr'" style:font-family-generic="system" style:font-pitch="variable" fo:font-weight="bold" style:font-weight-asian="bold" style:font-name-complex="B Titr" style:font-family-complex="'B Titr'" style:font-family-generic-complex="system" style:font-pitch-complex="variable" style:language-complex="fa" style:country-complex="IR" style:font-weight-complex="bold" fo:hyphenate="false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text-align="end" style:justify-single-word="false" fo:hyphenation-ladder-count="no-limit"/>
      <style:text-properties style:font-name="B Titr" fo:font-family="'B Titr'" style:font-family-generic="system" style:font-pitch="variable" fo:font-weight="bold" style:font-weight-asian="bold" style:font-name-complex="B Titr" style:font-family-complex="'B Titr'" style:font-family-generic-complex="system" style:font-pitch-complex="variable" style:font-size-complex="12pt" style:language-complex="fa" style:country-complex="IR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meta:creation-date>2013-07-05T09:45:00Z</meta:creation-date>
    <dc:date>2016-06-05T19:17:32.033581598</dc:date>
    <meta:print-date>2013-07-05T09:44:00Z</meta:print-date>
    <meta:editing-cycles>9</meta:editing-cycles>
    <meta:editing-duration>PT7M34S</meta:editing-duration>
    <meta:document-statistic meta:table-count="1" meta:image-count="0" meta:object-count="0" meta:page-count="7" meta:paragraph-count="97" meta:word-count="732" meta:character-count="3745" meta:non-whitespace-character-count="3120"/>
    <meta:template xlink:type="simple" xlink:actuate="onRequest" xlink:title="" xlink:href="Normal.dotm"/>
  </office:meta>
</office:document-meta>
</file>